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cambiar al velocidad de la impresora de VIN estos son los pasos <text:s/>a seguir</text:p>
      <text:p text:style-name="Standard"/>
      <text:list xml:id="list32273246" text:style-name="L2">
        <text:list-item>
          <text:p text:style-name="P1">Achicar pantalla en que se esta ejecutando el VIN</text:p>
        </text:list-item>
        <text:list-item>
          <text:p text:style-name="P1">Buscar archivo de programa TECNIFOR</text:p>
        </text:list-item>
        <text:list-item>
          <text:p text:style-name="P1">Abrir el archivo o ejecutar</text:p>
        </text:list-item>
        <text:list-item>
          <text:p text:style-name="P1">Abrir parámetros con el PW 12345</text:p>
        </text:list-item>
        <text:list-item>
          <text:p text:style-name="P1">Configuración también ingresar PW 12345</text:p>
        </text:list-item>
        <text:list-item>
          <text:p text:style-name="P1">Abrir la pestaña Velocidad y colocarla en media </text:p>
        </text:list-item>
        <text:list-item>
          <text:p text:style-name="P1">Verificar rs 232 (completar con los datos)</text:p>
        </text:list-item>
        <text:list-item>
          <text:p text:style-name="P1">Abri pantalla de Inicio y abrir pantalla de VIN</text:p>
        </text:list-item>
        <text:list-item>
          <text:p text:style-name="P1">Realizar una impresión.</text:p>
        </text:list-item>
        <text:list-item>
          <text:p text:style-name="P1">PW de programa de VIN es RENAULT.</text:p>
          <text:p text:style-name="P1"/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io Valdivia</meta:initial-creator>
    <meta:creation-date>2014-06-24T12:09:52.89</meta:creation-date>
    <dc:date>2014-06-24T12:16:51.18</dc:date>
    <dc:creator>Sergio Valdivia</dc:creator>
    <meta:editing-duration>PT00H07M16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11" meta:word-count="89" meta:character-count="474"/>
  </office:meta>
</office:document-meta>
</file>